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fo:language="en" fo:country="GB" style:font-size-asian="11pt" style:font-size-complex="11pt"/>
    </style:style>
    <style:style style:name="P2" style:family="paragraph" style:parent-style-name="Standard">
      <style:paragraph-properties>
        <style:tab-stops>
          <style:tab-stop style:position="0.5909in"/>
        </style:tab-stops>
      </style:paragraph-properties>
      <style:text-properties fo:font-size="11pt" fo:language="en" fo:country="GB" style:font-size-asian="11pt" style:font-size-complex="11pt"/>
    </style:style>
    <style:style style:name="P3" style:family="paragraph" style:parent-style-name="Standard">
      <style:paragraph-properties fo:text-align="start" style:justify-single-word="false" style:text-autospace="none"/>
      <style:text-properties fo:font-size="11pt" fo:language="en" fo:country="GB" style:font-size-asian="11pt" style:language-asian="none" style:country-asian="none" style:font-size-complex="11pt"/>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size="11pt" fo:language="en" fo:country="GB" style:font-size-asian="11pt" style:font-size-complex="11pt"/>
    </style:style>
    <style:style style:name="P7" style:family="paragraph" style:parent-style-name="Standard">
      <style:paragraph-properties fo:margin-left="0in" fo:margin-right="0in" fo:text-indent="0in" style:auto-text-indent="false">
        <style:tab-stops>
          <style:tab-stop style:position="0.5909in"/>
        </style:tab-stops>
      </style:paragraph-properties>
      <style:text-properties fo:font-size="11pt" fo:language="en" fo:country="GB" style:font-size-asian="11pt" style:font-size-complex="11pt"/>
    </style:style>
    <style:style style:name="P8" style:family="paragraph" style:parent-style-name="Standard">
      <style:paragraph-properties fo:margin-left="0in" fo:margin-right="0in" fo:text-align="start" style:justify-single-word="false" fo:text-indent="0in" style:auto-text-indent="false" style:text-autospace="none"/>
      <style:text-properties fo:font-size="11pt" fo:language="en" fo:country="GB" style:font-size-asian="11pt" style:language-asian="none" style:country-asian="none" style:font-size-complex="11pt"/>
    </style:style>
    <style:style style:name="P9" style:family="paragraph" style:parent-style-name="Standard">
      <style:paragraph-properties fo:margin-left="0in" fo:margin-right="0in" fo:text-indent="0in" style:auto-text-indent="false"/>
      <style:text-properties fo:font-size="11pt" fo:language="en" fo:country="GB" style:text-underline-style="solid" style:text-underline-width="auto" style:text-underline-color="font-color" style:font-size-asian="11pt" style:font-size-complex="11pt"/>
    </style:style>
    <style:style style:name="P10" style:family="paragraph" style:parent-style-name="Standard">
      <style:paragraph-properties fo:margin-left="0in" fo:margin-right="0in" fo:text-indent="0in" style:auto-text-indent="false"/>
      <style:text-properties fo:font-size="11pt" fo:language="en" fo:country="GB" fo:font-weight="bold" style:font-size-asian="11pt" style:font-weight-asian="bold" style:font-size-complex="11pt"/>
    </style:style>
    <style:style style:name="P11" style:family="paragraph" style:parent-style-name="Standard" style:master-page-name="Standard">
      <style:paragraph-properties fo:margin-left="0in" fo:margin-right="0in" fo:text-indent="0in" style:auto-text-indent="false" style:page-number="auto"/>
      <style:text-properties fo:font-size="12pt" fo:language="en" fo:country="GB" fo:font-style="italic" fo:font-weight="bold" style:font-size-asian="12pt" style:font-style-asian="italic" style:font-weight-asian="bold" style:font-size-complex="12pt"/>
    </style:style>
    <style:style style:name="P12" style:family="paragraph" style:parent-style-name="Standard" style:list-style-name="WW8Num13">
      <style:paragraph-properties fo:margin-left="0.1972in" fo:margin-right="0in" fo:text-indent="-0.1972in" style:auto-text-indent="false"/>
      <style:text-properties fo:font-size="11pt" fo:language="en" fo:country="GB" fo:font-weight="bold" style:font-size-asian="11pt" style:font-weight-asian="bold" style:font-size-complex="11pt"/>
    </style:style>
    <style:style style:name="P13" style:family="paragraph" style:parent-style-name="Standard" style:list-style-name="WW8Num11">
      <style:paragraph-properties fo:margin-left="0.1972in" fo:margin-right="0in" fo:text-indent="-0.1972in" style:auto-text-indent="false"/>
      <style:text-properties fo:font-size="11pt" fo:language="en" fo:country="GB" fo:font-weight="bold" style:font-size-asian="11pt" style:font-weight-asian="bold" style:font-size-complex="11pt"/>
    </style:style>
    <style:style style:name="P14" style:family="paragraph" style:parent-style-name="Standard" style:list-style-name="WW8Num11">
      <style:paragraph-properties fo:margin-left="0.1972in" fo:margin-right="0in" fo:text-indent="-0.1972in" style:auto-text-indent="false"/>
    </style:style>
    <style:style style:name="P15" style:family="paragraph" style:parent-style-name="Standard">
      <style:paragraph-properties fo:margin-left="0.4472in" fo:margin-right="0in" fo:text-indent="0in" style:auto-text-indent="false"/>
      <style:text-properties fo:font-size="11pt" fo:language="en" fo:country="GB" style:font-size-asian="11pt" style:font-size-complex="11pt"/>
    </style:style>
    <style:style style:name="T1" style:family="text">
      <style:text-properties fo:language="en" fo:country="GB"/>
    </style:style>
    <style:style style:name="T2" style:family="text">
      <style:text-properties fo:font-size="11pt" fo:language="en" fo:country="GB" style:font-size-asian="11pt" style:font-size-complex="11pt"/>
    </style:style>
    <style:style style:name="T3" style:family="text">
      <style:text-properties fo:font-size="11pt" fo:language="en" fo:country="GB" style:font-size-asian="11pt" style:language-asian="none" style:country-asian="none" style:font-size-complex="11pt"/>
    </style:style>
    <style:style style:name="T4" style:family="text">
      <style:text-properties fo:font-size="11pt" fo:language="en" fo:country="GB" style:text-underline-style="solid" style:text-underline-width="auto" style:text-underline-color="font-color" style:font-size-asian="11pt" style:font-size-complex="11pt"/>
    </style:style>
    <style:style style:name="T5" style:family="text">
      <style:text-properties fo:font-size="11pt" fo:language="en" fo:country="GB" fo:font-weight="bold" style:font-size-asian="11pt" style:font-weight-asian="bold" style:font-size-complex="11pt"/>
    </style:style>
    <style:style style:name="T6" style:family="text">
      <style:text-properties fo:font-size="12pt" fo:language="en" fo:country="GB" fo:font-style="italic" fo:font-weight="bold" style:font-size-asian="12pt" style:font-style-asian="italic" style:font-weight-asian="bold" style:font-size-complex="12pt"/>
    </style:style>
    <style:style style:name="T7" style:family="text">
      <style:text-properties fo:language="none" fo:country="none"/>
    </style:style>
    <style:style style:name="T8" style:family="text">
      <style:text-properties fo:color="#0000ff" fo:font-size="11pt" fo:language="en" fo:country="GB" style:font-size-asian="11pt" style:language-asian="none" style:country-asian="none" style:font-size-complex="11pt"/>
    </style:style>
    <style:style style:name="T9" style:family="text">
      <style:text-properties fo:color="#020002" fo:font-size="11pt" fo:language="en" fo:country="GB" style:font-size-asian="11pt" style:language-asian="none" style:country-asian="none" style:font-size-complex="11pt"/>
    </style:style>
    <style:style style:name="T10" style:family="text">
      <style:text-properties style:font-name="Wing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 option</text:p>
      <text:p text:style-name="P6"/>
      <text:p text:style-name="P5"><text:span text:style-name="T2">The –S </text:span><text:span text:style-name="T2">option is the facility to search for a specific text representation of the attribute name or attribute value, which allows something like</text:span></text:p>
      <text:p text:style-name="P6"/>
      <text:p text:style-name="Standard"><text:span text:style-name="T2">d</text:span><text:span text:style-name="T2">warfdump –S match=DW_AT_low_pc test.o</text:span></text:p>
      <text:p text:style-name="P1">dwarfdump -S match=0x0000001c test.o</text:p>
      <text:p text:style-name="P6"/>
      <text:p text:style-name="P5"><text:span text:style-name="T2">In this case any DIE that has the attribute DW_AT_low_pc or the value 0x0000001c will be printed.</text:span></text:p>
      <text:p text:style-name="P6"/>
      <text:p text:style-name="P5"><text:span text:style-name="T4">Sample output</text:span><text:span text:style-name="T4"> (Attribute name):</text:span></text:p>
      <text:p text:style-name="P6"/>
      <text:p text:style-name="Standard"><text:span text:style-name="T2">d:\work\</text:span><text:span text:style-name="T2">dwarfdump -S match=DW_AT_high_pc</text:span></text:p>
      <text:p text:style-name="P1">dwarfdump [Aug 16 2011 15:37:55 Debug]</text:p>
      <text:p text:style-name="P1">Arguments: -S match=DW_AT_high_pc test.o</text:p>
      <text:p text:style-name="P6"/>
      <text:p text:style-name="P1">CU Name = test.cpp</text:p>
      <text:p text:style-name="P1">CU Producer = SN Systems ps3ppusnc - 'ps3ppucf.exe' (dev,unified @127945 debug) WIN32</text:p>
      <text:p text:style-name="P1">DIE OFF = 0x0000000b GOFF = 0x0000000b, Low PC = 0x00000000, High PC = 0x00000058</text:p>
      <text:p text:style-name="P1">DW_AT_high_pc <text:s text:c="14"/>0x00000058</text:p>
      <text:p text:style-name="P6"/>
      <text:p text:style-name="P1">CU Name = test.cpp</text:p>
      <text:p text:style-name="P2">CU Producer = SN Systems ps3ppusnc - 'ps3ppucf.exe' (dev,unified @127945 debug) WIN32</text:p>
      <text:p text:style-name="P2">DIE OFF = 0x00000098 GOFF = 0x00000098, Low PC = 0x00000000, High PC = 0x00000058</text:p>
      <text:p text:style-name="P2">DW_AT_high_pc <text:s text:c="14"/>0x0000001c</text:p>
      <text:p text:style-name="P7"/>
      <text:p text:style-name="P2">CU Name = test.cpp</text:p>
      <text:p text:style-name="P2">CU Producer = SN Systems ps3ppusnc - 'ps3ppucf.exe' (dev,unified @127945 debug) WIN32</text:p>
      <text:p text:style-name="P2">DIE OFF = 0x000000da GOFF = 0x000000da, Low PC = 0x00000000, High PC = 0x00000058</text:p>
      <text:p text:style-name="P2">DW_AT_high_pc <text:s text:c="14"/>0x00000058</text:p>
      <text:p text:style-name="P6"/>
      <text:p text:style-name="P5"><text:span text:style-name="T4">Sample output</text:span><text:span text:style-name="T4"> (Attribute value):</text:span></text:p>
      <text:p text:style-name="P9"/>
      <text:p text:style-name="Standard"><text:span text:style-name="T2">d:\work\</text:span><text:span text:style-name="T2">dwarfdump -S match=0x0000001c test.o</text:span></text:p>
      <text:p text:style-name="P1">dwarfdump [Aug 16 2011 15:37:55 Debug]</text:p>
      <text:p text:style-name="P1">Arguments: -S match=0x0000001c test.o</text:p>
      <text:p text:style-name="P6"/>
      <text:p text:style-name="P1">CU Name = test.cpp</text:p>
      <text:p text:style-name="P1">CU Producer = SN Systems ps3ppusnc - 'ps3ppucf.exe' (dev,unified @127945 debug) WIN32</text:p>
      <text:p text:style-name="P1">DIE OFF = 0x00000098 GOFF = 0x00000098, Low PC = 0x00000000, High PC = 0x00000058</text:p>
      <text:p text:style-name="P1">DW_AT_high_pc <text:s text:c="14"/>0x0000001c</text:p>
      <text:p text:style-name="P6"/>
      <text:p text:style-name="P1">CU Name = test.cpp</text:p>
      <text:p text:style-name="P1">CU Producer = SN Systems ps3ppusnc - 'ps3ppucf.exe' (dev,unified @127945 debug) WIN32</text:p>
      <text:p text:style-name="P1">DIE OFF = 0x000000da GOFF = 0x000000da, Low PC = 0x00000000, High PC = 0x00000058</text:p>
      <text:p text:style-name="P1">DW_AT_low_pc <text:s text:c="15"/>0x0000001c</text:p>
      <text:p text:style-name="P6"/>
      <text:p text:style-name="P5"><text:span text:style-name="T2">There are three </text:span><text:span text:style-name="T2">(3) qualifiers for the –S option:</text:span></text:p>
      <text:p text:style-name="P1"/>
      <text:list xml:id="list1060807251" text:style-name="WW8Num13">
        <text:list-item>
          <text:p text:style-name="P12">–S any=&lt;text&gt;</text:p>
        </text:list-item>
      </text:list>
      <text:p text:style-name="P10"/>
      <text:p text:style-name="P5"><text:span text:style-name="T2">A</text:span><text:span text:style-name="T2">ny attribute name or attribute value, that contains &lt;text&gt; , will be printed.</text:span></text:p>
      <text:p text:style-name="P6"/>
      <text:p text:style-name="P9">Sample output:</text:p>
      <text:p text:style-name="P6"/>
      <text:p text:style-name="Standard"><text:span text:style-name="T2">d:\work\</text:span><text:span text:style-name="T2">dwarfdump -S any=DW_OP_plus test.o</text:span></text:p>
      <text:p text:style-name="P1">dwarfdump [Aug 16 2011 15:37:55 Debug]</text:p>
      <text:p text:style-name="P1">Arguments: -S any=DW_OP_plus test.o</text:p>
      <text:p text:style-name="P6"/>
      <text:p text:style-name="P1">CU Name = test.cpp</text:p>
      <text:p text:style-name="P1"><text:soft-page-break/>CU Producer = SN Systems ps3ppusnc - 'ps3ppucf.exe' (dev,unified @127945 debug) WIN32</text:p>
      <text:p text:style-name="P1">DIE OFF = 0x0000007e GOFF = 0x0000007e, Low PC = 0x00000000, High PC = 0x00000058</text:p>
      <text:p text:style-name="P1">DW_AT_data_member_location <text:s/>DW_OP_plus_uconst 00000000</text:p>
      <text:p text:style-name="P6"/>
      <text:p text:style-name="P1">CU Name = test.cpp</text:p>
      <text:p text:style-name="P1">CU Producer = SN Systems ps3ppusnc - 'ps3ppucf.exe' (dev,unified @127945 debug) WIN32</text:p>
      <text:p text:style-name="P1">DIE OFF = 0x00000177 GOFF = 0x00000177, Low PC = 0x00000000, High PC = 0x00000058</text:p>
      <text:p text:style-name="P1">DW_AT_data_member_location <text:s/>DW_OP_plus_uconst 00000000</text:p>
      <text:p text:style-name="P6"/>
      <text:p text:style-name="P1">CU Name = test.cpp</text:p>
      <text:p text:style-name="P1">CU Producer = SN Systems ps3ppusnc - 'ps3ppucf.exe' (dev,unified @127945 debug) WIN32</text:p>
      <text:p text:style-name="P1">DIE OFF = 0x000001e7 GOFF = 0x000001e7, Low PC = 0x00000000, High PC = 0x00000058</text:p>
      <text:p text:style-name="P1">DW_AT_data_member_location <text:s/>DW_OP_plus_uconst 00000000</text:p>
      <text:p text:style-name="P6"/>
      <text:p text:style-name="P1">CU Name = test.cpp</text:p>
      <text:p text:style-name="P1">CU Producer = SN Systems ps3ppusnc - 'ps3ppucf.exe' (dev,unified @127945 debug) WIN32</text:p>
      <text:p text:style-name="P1">DIE OFF = 0x000001fe GOFF = 0x000001fe, Low PC = 0x00000000, High PC = 0x00000058</text:p>
      <text:p text:style-name="P1">DW_AT_data_member_location <text:s/>DW_OP_plus_uconst 00000004</text:p>
      <text:p text:style-name="P6"/>
      <text:p text:style-name="P1">CU Name = test.cpp</text:p>
      <text:p text:style-name="P1">CU Producer = SN Systems ps3ppusnc - 'ps3ppucf.exe' (dev,unified @127945 debug) WIN32</text:p>
      <text:p text:style-name="P1">DIE OFF = 0x00000215 GOFF = 0x00000215, Low PC = 0x00000000, High PC = 0x00000058</text:p>
      <text:p text:style-name="P1">DW_AT_data_member_location <text:s/>DW_OP_plus_uconst 00000008</text:p>
      <text:p text:style-name="P6"/>
      <text:p text:style-name="P5"><text:span text:style-name="T2">Any attribute that contains the string ‘</text:span><text:span text:style-name="T2">DW_OP_plus’ on its name or its value will be printed.</text:span></text:p>
      <text:p text:style-name="P6"/>
      <text:list xml:id="list1578205249" text:continue-numbering="true" text:style-name="WW8Num13">
        <text:list-item>
          <text:p text:style-name="P12">match=&lt;text&gt;</text:p>
        </text:list-item>
      </text:list>
      <text:p text:style-name="P10"/>
      <text:p text:style-name="P6">Any attribute name or attribute value that matches (case and length) &lt;text&gt; will be printed.</text:p>
      <text:p text:style-name="P6"/>
      <text:p text:style-name="P9">Sample output:</text:p>
      <text:p text:style-name="P6"/>
      <text:p text:style-name="Standard"><text:span text:style-name="T2">d:\work\</text:span><text:span text:style-name="T2">dwarfdump -S match="DW_OP_plus_uconst 00000008" test.o</text:span></text:p>
      <text:p text:style-name="P1">dwarfdump [Aug 16 2011 15:37:55 Debug]</text:p>
      <text:p text:style-name="P1">Arguments: -S match=DW_OP_plus_uconst 00000008 test.o</text:p>
      <text:p text:style-name="P6"/>
      <text:p text:style-name="P1">CU Name = test.cpp</text:p>
      <text:p text:style-name="P1">CU Producer = SN Systems ps3ppusnc - 'ps3ppucf.exe' (dev,unified @127945 debug) WIN32</text:p>
      <text:p text:style-name="P1">DIE OFF = 0x00000215 GOFF = 0x00000215, Low PC = 0x00000000, High PC = 0x00000058</text:p>
      <text:p text:style-name="P1">DW_AT_data_member_location <text:s/>DW_OP_plus_uconst 00000008</text:p>
      <text:p text:style-name="P15"/>
      <text:p text:style-name="P5"><text:span text:style-name="T2">Any attribute that matches the string ‘</text:span><text:span text:style-name="T2">DW_OP_plus_uconst 00000008’ on its name or its value will be printed. Note the double quotes around the text, as the text includes a space character.</text:span></text:p>
      <text:p text:style-name="P15"/>
      <text:list xml:id="list1372290376" text:continue-numbering="true" text:style-name="WW8Num13">
        <text:list-item>
          <text:p text:style-name="P12">regex=&lt;text&gt;</text:p>
        </text:list-item>
      </text:list>
      <text:p text:style-name="P10"/>
      <text:p text:style-name="P5"><text:span text:style-name="T2">Any attribute name or attribute value that </text:span><text:span text:style-name="T2">matches the regular expression represented by &lt;text&gt; will be printed.</text:span></text:p>
      <text:p text:style-name="P6"/>
      <text:p text:style-name="P9">Sample output:</text:p>
      <text:p text:style-name="P6"/>
      <text:p text:style-name="P1">D:\Perforce\Test\_Work\Test&gt;dwarfdump -S regex=reg[0-9] test.o</text:p>
      <text:p text:style-name="P1">dwarfdump [Aug 16 2011 15:37:55 Debug]</text:p>
      <text:p text:style-name="P1">Arguments: -S regex=reg[0-9] test.o</text:p>
      <text:p text:style-name="P6"/>
      <text:p text:style-name="P1">CU Name = test.cpp</text:p>
      <text:p text:style-name="P1">CU Producer = SN Systems ps3ppusnc - 'ps3ppucf.exe' (dev,unified @127945 debug) WIN32</text:p>
      <text:p text:style-name="P1">DIE OFF = 0x00000098 GOFF = 0x00000098, Low PC = 0x00000000, High PC = 0x00000058</text:p>
      <text:p text:style-name="P1">DW_AT_frame_base <text:s text:c="11"/>DW_OP_reg1</text:p>
      <text:p text:style-name="P6"/>
      <text:p text:style-name="P1"><text:soft-page-break/>CU Name = test.cpp</text:p>
      <text:p text:style-name="P1">CU Producer = SN Systems ps3ppusnc - 'ps3ppucf.exe' (dev,unified @127945 debug) WIN32</text:p>
      <text:p text:style-name="P1">DIE OFF = 0x000000da GOFF = 0x000000da, Low PC = 0x00000000, High PC = 0x00000058</text:p>
      <text:p text:style-name="P1">DW_AT_frame_base <text:s text:c="11"/>DW_OP_reg1</text:p>
      <text:p text:style-name="P1"/>
      <text:p text:style-name="P6">Any attribute that matches the string ‘reg’ followed by a single decimal digit on its name or its value will be printed.</text:p>
      <text:p text:style-name="P1"/>
      <text:p text:style-name="P6">Only one –S option is allowed; any= and regex= are only usable if the functions required are found at configure time.</text:p>
      <text:p text:style-name="P1"/>
      <text:p text:style-name="P5"><text:span text:style-name="T6">-</text:span><text:span text:style-name="T6">W option</text:span></text:p>
      <text:p text:style-name="P1"/>
      <text:p text:style-name="P5"><text:span text:style-name="T2">The –</text:span><text:span text:style-name="T2">W option controls the way the output from the –S option is printed. There are three (3) variations:</text:span></text:p>
      <text:p text:style-name="P6"/>
      <text:p text:style-name="Standard"><text:span text:style-name="T2">-W</text:span><text:span text:style-name="T2"><text:tab/><text:tab/>print parent and children tree (wide format)</text:span></text:p>
      <text:p text:style-name="Standard"><text:span text:style-name="T2">-Wp<text:tab/><text:tab/>print parent tree (wide format)</text:span></text:p>
      <text:p text:style-name="Standard"><text:span text:style-name="T2">-Wc</text:span><text:span text:style-name="T2"><text:tab/><text:tab/>print children tree (wide format)</text:span></text:p>
      <text:p text:style-name="P6"/>
      <text:p text:style-name="P5"><text:span text:style-name="T2">The idea behind the implementation of this feature is the ability to see in more detail the context in which a specific </text:span><text:span text:style-name="T2">attribute is located. The –S option, gives only the information about the DIE containing the matched attribute, along with the CU name, producer and offset. By using the –W option, we can print the hierarchy associated with the matched attribute (parents and/or children).</text:span></text:p>
      <text:p text:style-name="P6"/>
      <text:p text:style-name="P6">For the –W option, we will use the following sample test code:</text:p>
      <text:p text:style-name="P6"/>
      <text:p text:style-name="P4"><text:span text:style-name="T8">namespace</text:span><text:span text:style-name="T3"> </text:span><text:span text:style-name="T9">nsp</text:span><text:span text:style-name="T3"> {</text:span></text:p>
      <text:p text:style-name="P4"><text:span text:style-name="T3"><text:s text:c="2"/></text:span><text:span text:style-name="T8">struct</text:span><text:span text:style-name="T3"> </text:span><text:span text:style-name="T9">ee</text:span><text:span text:style-name="T3"> {</text:span></text:p>
      <text:p text:style-name="P4"><text:span text:style-name="T3"><text:s text:c="4"/></text:span><text:span text:style-name="T8">struct</text:span><text:span text:style-name="T3"> </text:span><text:span text:style-name="T9">ff</text:span><text:span text:style-name="T3"> {</text:span></text:p>
      <text:p text:style-name="P4"><text:span text:style-name="T3"><text:s text:c="6"/></text:span><text:span text:style-name="T8">struct</text:span><text:span text:style-name="T3"> </text:span><text:span text:style-name="T9">gg</text:span><text:span text:style-name="T3"> {</text:span></text:p>
      <text:p text:style-name="P4"><text:span text:style-name="T3"><text:s text:c="8"/></text:span><text:span text:style-name="T8">int</text:span><text:span text:style-name="T3"> </text:span><text:span text:style-name="T9">v_integer</text:span><text:span text:style-name="T3">;</text:span></text:p>
      <text:p text:style-name="P3"><text:s text:c="6"/>};</text:p>
      <text:p text:style-name="P3"><text:s text:c="4"/>};</text:p>
      <text:p text:style-name="P3"><text:s text:c="2"/>};</text:p>
      <text:p text:style-name="P3">}</text:p>
      <text:p text:style-name="P8"/>
      <text:p text:style-name="P4"><text:span text:style-name="T8">int</text:span><text:span text:style-name="T3"> </text:span><text:span text:style-name="T9">main</text:span><text:span text:style-name="T3">() {</text:span></text:p>
      <text:p text:style-name="P4"><text:span text:style-name="T3"><text:s text:c="2"/></text:span><text:span text:style-name="T9">nsp</text:span><text:span text:style-name="T3">::</text:span><text:span text:style-name="T9">ee</text:span><text:span text:style-name="T3">::</text:span><text:span text:style-name="T9">ff</text:span><text:span text:style-name="T3">::</text:span><text:span text:style-name="T9">gg</text:span><text:span text:style-name="T3"> </text:span><text:span text:style-name="T9">v_gg</text:span><text:span text:style-name="T3">;</text:span></text:p>
      <text:p text:style-name="P4"><text:span text:style-name="T3"><text:s text:c="2"/></text:span><text:span text:style-name="T9">v_gg</text:span><text:span text:style-name="T3">.</text:span><text:span text:style-name="T9">v_integer</text:span><text:span text:style-name="T3"> = 620;</text:span></text:p>
      <text:p text:style-name="P8"/>
      <text:p text:style-name="P4"><text:span text:style-name="T3"><text:s text:c="2"/></text:span><text:span text:style-name="T8">return</text:span><text:span text:style-name="T3"> 0;</text:span></text:p>
      <text:p text:style-name="P3">}</text:p>
      <text:p text:style-name="P6"/>
      <text:p text:style-name="P6">For the –S option the searched string is ‘gg’, specified by the command line:</text:p>
      <text:p text:style-name="P6"/>
      <text:p text:style-name="P9">Sample output:</text:p>
      <text:p text:style-name="P6"/>
      <text:p text:style-name="Standard"><text:span text:style-name="T2">d:\work\dwarfdump -S match=gg test.o</text:span></text:p>
      <text:p text:style-name="P1">dwarfdump [Aug 16 2011 15:37:55 Debug]</text:p>
      <text:p text:style-name="P1">Arguments: -S match=gg test.o</text:p>
      <text:p text:style-name="P6"/>
      <text:p text:style-name="P1">CU Name = test.cpp</text:p>
      <text:p text:style-name="P1">CU Producer = SN Systems ps3ppusnc - 'ps3ppucf.exe' (dev,unified @127945 debug) WIN32</text:p>
      <text:p text:style-name="P1">DIE OFF = 0x000000d7 GOFF = 0x000000d7, Low PC = 0x00000000, High PC = 0x00000020</text:p>
      <text:p text:style-name="P1">DW_AT_name <text:s text:c="17"/>gg</text:p>
      <text:p text:style-name="P6"/>
      <text:p text:style-name="P6">Only basic information is printed for the DIE containing the matched attribute.</text:p>
      <text:p text:style-name="P6"/>
      <text:list xml:id="list2002783972" text:style-name="WW8Num11">
        <text:list-item>
          <text:p text:style-name="P14"><text:span text:style-name="T5">–</text:span><text:span text:style-name="T5">W</text:span></text:p>
        </text:list-item>
      </text:list>
      <text:p text:style-name="P6"/>
      <text:p text:style-name="P5"><text:soft-page-break/><text:span text:style-name="T2">Print the</text:span><text:span text:style-name="T2"> parent and children tree for the matched attribute found by the –S option.</text:span></text:p>
      <text:p text:style-name="P6"/>
      <text:p text:style-name="P9">Sample output:</text:p>
      <text:p text:style-name="P9"/>
      <text:p text:style-name="Plain_20_Text"><text:span text:style-name="HTML_20_Code">d:\work\dwarfdump -S match=gg -W test.o</text:span></text:p>
      <text:p text:style-name="Plain_20_Text"><text:span text:style-name="HTML_20_Code">dwarfdump [Aug 16 2011 15:37:55 Debug]</text:span></text:p>
      <text:p text:style-name="Plain_20_Text"><text:span text:style-name="HTML_20_Code">Arguments: -S match=gg -W test.o </text:span></text:p>
      <text:p text:style-name="Plain_20_Text"><text:span text:style-name="HTML_20_Code"/></text:p>
      <text:p text:style-name="Plain_20_Text"><text:span text:style-name="HTML_20_Code">COMPILE_UNIT&lt;header overall offset = 0x00000000&gt;:</text:span></text:p>
      <text:p text:style-name="Plain_20_Text"><text:span text:style-name="HTML_20_Code">&lt; 4&gt;&lt;0x0000000b&gt; <text:s/>DW_TAG_compile_unit</text:span></text:p>
      <text:p text:style-name="Plain_20_Text"><text:span text:style-name="HTML_20_Code"><text:s text:c="20"/>DW_AT_name <text:s text:c="17"/>test.cpp</text:span></text:p>
      <text:p text:style-name="Plain_20_Text"><text:span text:style-name="HTML_20_Code"><text:s text:c="20"/>DW_AT_comp_dir <text:s text:c="13"/>d:/work/Test</text:span></text:p>
      <text:p text:style-name="Plain_20_Text"><text:span text:style-name="HTML_20_Code"><text:s text:c="20"/>DW_AT_producer <text:s text:c="13"/>SN Systems ps3ppusnc</text:span></text:p>
      <text:p text:style-name="Plain_20_Text"><text:span text:style-name="HTML_20_Code"><text:s text:c="20"/>DW_AT_language <text:s text:c="13"/>DW_LANG_C_plus_plus</text:span></text:p>
      <text:p text:style-name="Plain_20_Text"><text:span text:style-name="HTML_20_Code"><text:s text:c="20"/>DW_AT_stmt_list <text:s text:c="12"/>0x00000000</text:span></text:p>
      <text:p text:style-name="Plain_20_Text"><text:span text:style-name="HTML_20_Code"><text:s text:c="20"/>DW_AT_low_pc <text:s text:c="15"/>0x00000000</text:span></text:p>
      <text:p text:style-name="Plain_20_Text"><text:span text:style-name="HTML_20_Code"><text:s text:c="20"/>DW_AT_high_pc <text:s text:c="14"/>0x00000020</text:span></text:p>
      <text:p text:style-name="Plain_20_Text"><text:span text:style-name="HTML_20_Code"/></text:p>
      <text:p text:style-name="Plain_20_Text"><text:span text:style-name="HTML_20_Code">LOCAL_SYMBOLS:</text:span></text:p>
      <text:p text:style-name="Plain_20_Text"><text:span text:style-name="HTML_20_Code">&lt; 4&gt;&lt;0x00000096&gt; <text:s text:c="3"/>DW_TAG_namespace</text:span></text:p>
      <text:p text:style-name="Plain_20_Text"><text:span text:style-name="HTML_20_Code"><text:s text:c="22"/>DW_AT_sibling <text:s text:c="14"/>&lt;0x00000138&gt;</text:span></text:p>
      <text:p text:style-name="Plain_20_Text"><text:span text:style-name="HTML_20_Code"><text:s text:c="22"/>DW_AT_decl_file <text:s text:c="12"/>0x00000001 </text:span></text:p>
      <text:p text:style-name="Plain_20_Text"><text:span text:style-name="HTML_20_Code"><text:s text:c="22"/>DW_AT_decl_line <text:s text:c="12"/>0x00000001</text:span></text:p>
      <text:p text:style-name="Plain_20_Text"><text:span text:style-name="HTML_20_Code"><text:s text:c="22"/>DW_AT_decl_column <text:s text:c="10"/>0x00000031</text:span></text:p>
      <text:p text:style-name="Plain_20_Text"><text:span text:style-name="HTML_20_Code"><text:s text:c="22"/>DW_AT_name <text:s text:c="17"/>nsp</text:span></text:p>
      <text:p text:style-name="Plain_20_Text"><text:span text:style-name="HTML_20_Code">&lt; 4&gt;&lt;0x000000a9&gt; <text:s text:c="5"/>DW_TAG_structure_type</text:span></text:p>
      <text:p text:style-name="Plain_20_Text"><text:span text:style-name="HTML_20_Code"><text:s text:c="24"/>DW_AT_sibling <text:s text:c="14"/>&lt;0x00000137&gt;</text:span></text:p>
      <text:p text:style-name="Plain_20_Text"><text:span text:style-name="HTML_20_Code"><text:s text:c="24"/>DW_AT_decl_file <text:s text:c="12"/>0x00000001 </text:span></text:p>
      <text:p text:style-name="Plain_20_Text"><text:span text:style-name="HTML_20_Code"><text:s text:c="24"/>DW_AT_decl_line <text:s text:c="12"/>0x00000002</text:span></text:p>
      <text:p text:style-name="Plain_20_Text"><text:span text:style-name="HTML_20_Code"><text:s text:c="24"/>DW_AT_decl_column <text:s text:c="10"/>0x00000032</text:span></text:p>
      <text:p text:style-name="Plain_20_Text"><text:span text:style-name="HTML_20_Code"><text:s text:c="24"/>DW_AT_name <text:s text:c="17"/>ee</text:span></text:p>
      <text:p text:style-name="Plain_20_Text"><text:span text:style-name="HTML_20_Code"><text:s text:c="24"/>DW_AT_byte_size <text:s text:c="12"/>0x00000001</text:span></text:p>
      <text:p text:style-name="Plain_20_Text"><text:span text:style-name="HTML_20_Code">&lt; 4&gt;&lt;0x000000c0&gt; <text:s text:c="7"/>DW_TAG_structure_type</text:span></text:p>
      <text:p text:style-name="Plain_20_Text"><text:span text:style-name="HTML_20_Code"><text:s text:c="26"/>DW_AT_sibling <text:s text:c="14"/>&lt;0x00000136&gt;</text:span></text:p>
      <text:p text:style-name="Plain_20_Text"><text:span text:style-name="HTML_20_Code"><text:s text:c="26"/>DW_AT_decl_file <text:s text:c="12"/>0x00000001 </text:span></text:p>
      <text:p text:style-name="Plain_20_Text"><text:span text:style-name="HTML_20_Code"><text:s text:c="26"/>DW_AT_decl_line <text:s text:c="12"/>0x00000003</text:span></text:p>
      <text:p text:style-name="Plain_20_Text"><text:span text:style-name="HTML_20_Code"><text:s text:c="26"/>DW_AT_decl_column <text:s text:c="10"/>0x00000034</text:span></text:p>
      <text:p text:style-name="Plain_20_Text"><text:span text:style-name="HTML_20_Code"><text:s text:c="26"/>DW_AT_name <text:s text:c="17"/>ff</text:span></text:p>
      <text:p text:style-name="Plain_20_Text"><text:span text:style-name="HTML_20_Code"><text:s text:c="26"/>DW_AT_byte_size <text:s text:c="12"/>0x00000001</text:span></text:p>
      <text:p text:style-name="Plain_20_Text"><text:span text:style-name="HTML_20_Code">&lt; 4&gt;&lt;0x000000d7&gt; <text:s text:c="9"/>DW_TAG_structure_type</text:span></text:p>
      <text:p text:style-name="Plain_20_Text"><text:span text:style-name="HTML_20_Code"><text:s text:c="28"/>DW_AT_sibling <text:s text:c="14"/>&lt;0x00000106&gt;</text:span></text:p>
      <text:p text:style-name="Plain_20_Text"><text:span text:style-name="HTML_20_Code"><text:s text:c="28"/>DW_AT_decl_file <text:s text:c="12"/>0x00000001 </text:span></text:p>
      <text:p text:style-name="Plain_20_Text"><text:span text:style-name="HTML_20_Code"><text:s text:c="28"/>DW_AT_decl_line <text:s text:c="12"/>0x00000004</text:span></text:p>
      <text:p text:style-name="Plain_20_Text"><text:span text:style-name="HTML_20_Code"><text:s text:c="28"/>DW_AT_decl_column <text:s text:c="10"/>0x00000035</text:span></text:p>
      <text:p text:style-name="Plain_20_Text"><text:span text:style-name="HTML_20_Code"><text:s text:c="30"/>DW_AT_name <text:s text:c="19"/>gg <text:s text:c="2"/></text:span><text:span text:style-name="HTML_20_Code"><text:span text:style-name="T10"></text:span></text:span><text:span text:style-name="HTML_20_Code">----------</text:span></text:p>
      <text:p text:style-name="Plain_20_Text"><text:span text:style-name="HTML_20_Code"><text:s text:c="28"/>DW_AT_byte_size <text:s text:c="12"/>0x00000004</text:span></text:p>
      <text:p text:style-name="Plain_20_Text"><text:span text:style-name="HTML_20_Code">&lt; 5&gt;&lt;0x000000ee&gt; <text:s text:c="11"/>DW_TAG_member</text:span></text:p>
      <text:p text:style-name="Plain_20_Text"><text:span text:style-name="HTML_20_Code"><text:s text:c="30"/>DW_AT_decl_file <text:s text:c="12"/>0x00000001 </text:span></text:p>
      <text:p text:style-name="Plain_20_Text"><text:span text:style-name="HTML_20_Code"><text:s text:c="30"/>DW_AT_decl_line <text:s text:c="12"/>0x00000005</text:span></text:p>
      <text:p text:style-name="Plain_20_Text"><text:span text:style-name="HTML_20_Code"><text:s text:c="30"/>DW_AT_decl_column <text:s text:c="10"/>0x00000003</text:span></text:p>
      <text:p text:style-name="Plain_20_Text"><text:span text:style-name="HTML_20_Code"><text:s text:c="30"/>DW_AT_name <text:s text:c="17"/>v_integer</text:span></text:p>
      <text:p text:style-name="Plain_20_Text"><text:span text:style-name="HTML_20_Code"><text:s text:c="30"/>DW_AT_type <text:s text:c="17"/>&lt;0x00000025&gt;</text:span></text:p>
      <text:p text:style-name="Plain_20_Text"><text:span text:style-name="HTML_20_Code"><text:s text:c="32"/>DW_AT_accessibility <text:s text:c="8"/>DW_ACCESS_public</text:span></text:p>
      <text:p text:style-name="Plain_20_Text"><text:span text:style-name="HTML_20_Code"><text:s text:c="32"/>DW_AT_data_member_location <text:s/>DW_OP_plus_uconst 00000000</text:span></text:p>
      <text:p text:style-name="P10"/>
      <text:p text:style-name="P5"><text:span text:style-name="T2">The output conta</text:span><text:span text:style-name="T2">ins the parent tree for the DIE containing the matched attribute for the string ‘gg’ and the children tree for the DIE containing the matched attribute for the string ‘gg’.</text:span></text:p>
      <text:p text:style-name="P10"/>
      <text:list xml:id="list1061559827" text:continue-numbering="true" text:style-name="WW8Num11">
        <text:list-item>
          <text:p text:style-name="P13">–Wp</text:p>
        </text:list-item>
      </text:list>
      <text:p text:style-name="P10"/>
      <text:p text:style-name="P5"><text:soft-page-break/><text:span text:style-name="T2">Print the</text:span><text:span text:style-name="T2"> parent tree for the matched attribute found by the –S option.</text:span></text:p>
      <text:p text:style-name="P6"/>
      <text:p text:style-name="P9">Sample output:</text:p>
      <text:p text:style-name="P9"/>
      <text:p text:style-name="Plain_20_Text"><text:span text:style-name="HTML_20_Code">d:\work\dwarfdump -S match=gg -Wp test.o</text:span></text:p>
      <text:p text:style-name="Plain_20_Text"><text:span text:style-name="HTML_20_Code">dwarfdump [Aug 16 2011 15:37:55 Debug]</text:span></text:p>
      <text:p text:style-name="Plain_20_Text"><text:span text:style-name="HTML_20_Code">Arguments: -S match=gg -Wp test.o </text:span></text:p>
      <text:p text:style-name="Plain_20_Text"><text:span text:style-name="HTML_20_Code"/></text:p>
      <text:p text:style-name="Plain_20_Text"><text:span text:style-name="HTML_20_Code">COMPILE_UNIT&lt;header overall offset = 0x00000000&gt;:</text:span></text:p>
      <text:p text:style-name="Plain_20_Text"><text:span text:style-name="HTML_20_Code">&lt; 4&gt;&lt;0x0000000b&gt; <text:s/>DW_TAG_compile_unit</text:span></text:p>
      <text:p text:style-name="Plain_20_Text"><text:span text:style-name="HTML_20_Code"><text:s text:c="20"/>DW_AT_name <text:s text:c="17"/>test.cpp</text:span></text:p>
      <text:p text:style-name="Plain_20_Text"><text:span text:style-name="HTML_20_Code"><text:s text:c="20"/>DW_AT_comp_dir <text:s text:c="13"/>d:/work/Test</text:span></text:p>
      <text:p text:style-name="Plain_20_Text"><text:span text:style-name="HTML_20_Code"><text:s text:c="20"/>DW_AT_producer <text:s text:c="13"/>SN Systems ps3ppusnc</text:span></text:p>
      <text:p text:style-name="Plain_20_Text"><text:span text:style-name="HTML_20_Code"><text:s text:c="20"/>DW_AT_language <text:s text:c="13"/>DW_LANG_C_plus_plus</text:span></text:p>
      <text:p text:style-name="Plain_20_Text"><text:span text:style-name="HTML_20_Code"><text:s text:c="20"/>DW_AT_stmt_list <text:s text:c="12"/>0x00000000</text:span></text:p>
      <text:p text:style-name="Plain_20_Text"><text:span text:style-name="HTML_20_Code"><text:s text:c="20"/>DW_AT_low_pc <text:s text:c="15"/>0x00000000</text:span></text:p>
      <text:p text:style-name="Plain_20_Text"><text:span text:style-name="HTML_20_Code"><text:s text:c="20"/>DW_AT_high_pc <text:s text:c="14"/>0x00000020</text:span></text:p>
      <text:p text:style-name="Plain_20_Text"><text:span text:style-name="HTML_20_Code"/></text:p>
      <text:p text:style-name="Plain_20_Text"><text:span text:style-name="HTML_20_Code">LOCAL_SYMBOLS:</text:span></text:p>
      <text:p text:style-name="Plain_20_Text"><text:span text:style-name="HTML_20_Code">&lt; 4&gt;&lt;0x00000096&gt; <text:s text:c="3"/>DW_TAG_namespace</text:span></text:p>
      <text:p text:style-name="Plain_20_Text"><text:span text:style-name="HTML_20_Code"><text:s text:c="22"/>DW_AT_sibling <text:s text:c="14"/>&lt;0x00000138&gt;</text:span></text:p>
      <text:p text:style-name="Plain_20_Text"><text:span text:style-name="HTML_20_Code"><text:s text:c="22"/>DW_AT_decl_file <text:s text:c="12"/>0x00000001 </text:span></text:p>
      <text:p text:style-name="Plain_20_Text"><text:span text:style-name="HTML_20_Code"><text:s text:c="22"/>DW_AT_decl_line <text:s text:c="12"/>0x00000001</text:span></text:p>
      <text:p text:style-name="Plain_20_Text"><text:span text:style-name="HTML_20_Code"><text:s text:c="22"/>DW_AT_decl_column <text:s text:c="10"/>0x00000031</text:span></text:p>
      <text:p text:style-name="Plain_20_Text"><text:span text:style-name="HTML_20_Code"><text:s text:c="22"/>DW_AT_name <text:s text:c="17"/>nsp</text:span></text:p>
      <text:p text:style-name="Plain_20_Text"><text:span text:style-name="HTML_20_Code">&lt; 4&gt;&lt;0x000000a9&gt; <text:s text:c="5"/>DW_TAG_structure_type</text:span></text:p>
      <text:p text:style-name="Plain_20_Text"><text:span text:style-name="HTML_20_Code"><text:s text:c="24"/>DW_AT_sibling <text:s text:c="14"/>&lt;0x00000137&gt;</text:span></text:p>
      <text:p text:style-name="Plain_20_Text"><text:span text:style-name="HTML_20_Code"><text:s text:c="24"/>DW_AT_decl_file <text:s text:c="12"/>0x00000001 </text:span></text:p>
      <text:p text:style-name="Plain_20_Text"><text:span text:style-name="HTML_20_Code"><text:s text:c="24"/>DW_AT_decl_line <text:s text:c="12"/>0x00000002</text:span></text:p>
      <text:p text:style-name="Plain_20_Text"><text:span text:style-name="HTML_20_Code"><text:s text:c="24"/>DW_AT_decl_column <text:s text:c="10"/>0x00000032</text:span></text:p>
      <text:p text:style-name="Plain_20_Text"><text:span text:style-name="HTML_20_Code"><text:s text:c="24"/>DW_AT_name <text:s text:c="17"/>ee</text:span></text:p>
      <text:p text:style-name="Plain_20_Text"><text:span text:style-name="HTML_20_Code"><text:s text:c="24"/>DW_AT_byte_size <text:s text:c="12"/>0x00000001</text:span></text:p>
      <text:p text:style-name="Plain_20_Text"><text:span text:style-name="HTML_20_Code">&lt; 4&gt;&lt;0x000000c0&gt; <text:s text:c="7"/>DW_TAG_structure_type</text:span></text:p>
      <text:p text:style-name="Plain_20_Text"><text:span text:style-name="HTML_20_Code"><text:s text:c="26"/>DW_AT_sibling <text:s text:c="14"/>&lt;0x00000136&gt;</text:span></text:p>
      <text:p text:style-name="Plain_20_Text"><text:span text:style-name="HTML_20_Code"><text:s text:c="26"/>DW_AT_decl_file <text:s text:c="12"/>0x00000001 </text:span></text:p>
      <text:p text:style-name="Plain_20_Text"><text:span text:style-name="HTML_20_Code"><text:s text:c="26"/>DW_AT_decl_line <text:s text:c="12"/>0x00000003</text:span></text:p>
      <text:p text:style-name="Plain_20_Text"><text:span text:style-name="HTML_20_Code"><text:s text:c="26"/>DW_AT_decl_column <text:s text:c="10"/>0x00000034</text:span></text:p>
      <text:p text:style-name="Plain_20_Text"><text:span text:style-name="HTML_20_Code"><text:s text:c="26"/>DW_AT_name <text:s text:c="17"/>ff</text:span></text:p>
      <text:p text:style-name="Plain_20_Text"><text:span text:style-name="HTML_20_Code"><text:s text:c="26"/>DW_AT_byte_size <text:s text:c="12"/>0x00000001</text:span></text:p>
      <text:p text:style-name="Plain_20_Text"><text:span text:style-name="HTML_20_Code">&lt; 4&gt;&lt;0x000000d7&gt; <text:s text:c="9"/>DW_TAG_structure_type</text:span></text:p>
      <text:p text:style-name="Plain_20_Text"><text:span text:style-name="HTML_20_Code"><text:s text:c="28"/>DW_AT_sibling <text:s text:c="14"/>&lt;0x00000106&gt;</text:span></text:p>
      <text:p text:style-name="Plain_20_Text"><text:span text:style-name="HTML_20_Code"><text:s text:c="28"/>DW_AT_decl_file <text:s text:c="12"/>0x00000001 </text:span></text:p>
      <text:p text:style-name="Plain_20_Text"><text:span text:style-name="HTML_20_Code"><text:s text:c="28"/>DW_AT_decl_line <text:s text:c="12"/>0x00000004</text:span></text:p>
      <text:p text:style-name="Plain_20_Text"><text:span text:style-name="HTML_20_Code"><text:s text:c="28"/>DW_AT_decl_column <text:s text:c="10"/>0x00000035</text:span></text:p>
      <text:p text:style-name="Plain_20_Text"><text:span text:style-name="HTML_20_Code"><text:s text:c="30"/>DW_AT_name <text:s text:c="19"/>gg <text:s text:c="2"/></text:span><text:span text:style-name="HTML_20_Code"><text:span text:style-name="T10"></text:span></text:span><text:span text:style-name="HTML_20_Code">----------</text:span></text:p>
      <text:p text:style-name="Plain_20_Text"><text:span text:style-name="HTML_20_Code"><text:s text:c="28"/>DW_AT_byte_size <text:s text:c="12"/>0x00000004</text:span></text:p>
      <text:p text:style-name="P10"/>
      <text:p text:style-name="P5"><text:span text:style-name="T2">The output conta</text:span><text:span text:style-name="T2">ins the parent tree for the DIE containing the matched attribute for the string ‘gg’.</text:span></text:p>
      <text:p text:style-name="P10"/>
      <text:list xml:id="list2079692019" text:continue-numbering="true" text:style-name="WW8Num11">
        <text:list-item>
          <text:p text:style-name="P14"><text:span text:style-name="T5">–</text:span><text:span text:style-name="T5">Wc</text:span></text:p>
        </text:list-item>
      </text:list>
      <text:p text:style-name="P10"/>
      <text:p text:style-name="P5"><text:span text:style-name="T2">Print the</text:span><text:span text:style-name="T2"> children tree for the matched attribute found by the –S option.</text:span></text:p>
      <text:p text:style-name="P6"/>
      <text:p text:style-name="P9"/>
      <text:p text:style-name="Plain_20_Text"><text:span text:style-name="HTML_20_Code">d:\work\dwarfdump -S match=gg -Wc test.o</text:span></text:p>
      <text:p text:style-name="Plain_20_Text"><text:span text:style-name="HTML_20_Code">dwarfdump [Aug 16 2011 15:37:55 Debug]</text:span></text:p>
      <text:p text:style-name="Plain_20_Text"><text:span text:style-name="HTML_20_Code">Arguments: -S match=gg -Wc test.o </text:span></text:p>
      <text:p text:style-name="Plain_20_Text"><text:span text:style-name="HTML_20_Code"/></text:p>
      <text:p text:style-name="Plain_20_Text"><text:span text:style-name="HTML_20_Code">&lt; 4&gt;&lt;0x000000d7&gt; <text:s text:c="9"/>DW_TAG_structure_type</text:span></text:p>
      <text:p text:style-name="Plain_20_Text"><text:span text:style-name="HTML_20_Code"><text:s text:c="28"/>DW_AT_sibling <text:s text:c="14"/>&lt;0x00000106&gt;</text:span></text:p>
      <text:p text:style-name="Plain_20_Text"><text:span text:style-name="HTML_20_Code"><text:s text:c="28"/>DW_AT_decl_file <text:s text:c="12"/>0x00000001 </text:span></text:p>
      <text:p text:style-name="Plain_20_Text"><text:soft-page-break/><text:span text:style-name="HTML_20_Code"><text:s text:c="28"/>DW_AT_decl_line <text:s text:c="12"/>0x00000004</text:span></text:p>
      <text:p text:style-name="Plain_20_Text"><text:span text:style-name="HTML_20_Code"><text:s text:c="28"/>DW_AT_decl_column <text:s text:c="10"/>0x00000035</text:span></text:p>
      <text:p text:style-name="Plain_20_Text"><text:span text:style-name="HTML_20_Code"><text:s text:c="30"/>DW_AT_name <text:s text:c="19"/>gg <text:s text:c="2"/></text:span><text:span text:style-name="HTML_20_Code"><text:span text:style-name="T10"></text:span></text:span><text:span text:style-name="HTML_20_Code">----------</text:span></text:p>
      <text:p text:style-name="Plain_20_Text"><text:span text:style-name="HTML_20_Code"><text:s text:c="28"/>DW_AT_byte_size <text:s text:c="12"/>0x00000004</text:span></text:p>
      <text:p text:style-name="Plain_20_Text"><text:span text:style-name="HTML_20_Code">&lt; 5&gt;&lt;0x000000ee&gt; <text:s text:c="11"/>DW_TAG_member</text:span></text:p>
      <text:p text:style-name="Plain_20_Text"><text:span text:style-name="HTML_20_Code"><text:s text:c="30"/>DW_AT_decl_file <text:s text:c="12"/>0x00000001 </text:span></text:p>
      <text:p text:style-name="Plain_20_Text"><text:span text:style-name="HTML_20_Code"><text:s text:c="30"/>DW_AT_decl_line <text:s text:c="12"/>0x00000005</text:span></text:p>
      <text:p text:style-name="Plain_20_Text"><text:span text:style-name="HTML_20_Code"><text:s text:c="30"/>DW_AT_decl_column <text:s text:c="10"/>0x00000003</text:span></text:p>
      <text:p text:style-name="Plain_20_Text"><text:span text:style-name="HTML_20_Code"><text:s text:c="30"/>DW_AT_name <text:s text:c="17"/>v_integer</text:span></text:p>
      <text:p text:style-name="Plain_20_Text"><text:span text:style-name="HTML_20_Code"><text:s text:c="30"/>DW_AT_type <text:s text:c="17"/>&lt;0x00000025&gt;</text:span></text:p>
      <text:p text:style-name="Plain_20_Text"><text:span text:style-name="HTML_20_Code"><text:s text:c="32"/>DW_AT_accessibility <text:s text:c="8"/>DW_ACCESS_public</text:span></text:p>
      <text:p text:style-name="Plain_20_Text"><text:span text:style-name="HTML_20_Code"><text:s text:c="32"/>DW_AT_data_member_location <text:s/>DW_OP_plus_uconst 00000000</text:span></text:p>
      <text:p text:style-name="P10"/>
      <text:p text:style-name="P5"><text:span text:style-name="T2">The output conta</text:span><text:span text:style-name="T2">ins the children tree for the DIE containing the matched attribute for the string ‘gg’.</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72in" fo:margin-right="0in" fo:text-align="justify" style:justify-single-word="false" fo:orphans="2" fo:widows="2" fo:text-indent="0in" style:auto-text-indent="false" style:writing-mode="lr-tb"/>
      <style:text-properties style:use-window-font-color="true" style:font-name="Arial" fo:font-size="10pt" fo:language="es" fo:country="CO" style:font-name-asian="Calibri"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Plain_20_Text" style:display-name="Plain Text" style:family="paragraph" style:parent-style-name="Standard">
      <style:text-properties style:font-name="Courier New" style:font-name-complex="Courier New"/>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Document_20_Map_20_Char" style:display-name="Document Map Char" style:family="text" style:parent-style-name="Default_20_Paragraph_20_Font">
      <style:text-properties style:font-name="Tahoma" fo:font-size="8pt" fo:language="es" fo:country="CO" style:font-size-asian="8pt" style:font-name-complex="Tahoma" style:font-size-complex="8pt"/>
    </style:style>
    <style:style style:name="Plain_20_Text_20_Char" style:display-name="Plain Text Char" style:family="text" style:parent-style-name="Default_20_Paragraph_20_Font">
      <style:text-properties style:font-name="Courier New" fo:language="es" fo:country="CO" style:font-name-complex="Courier New"/>
    </style:style>
    <style:style style:name="HTML_20_Code" style:display-name="HTML Code" style:family="text" style:parent-style-name="Default_20_Paragraph_20_Font">
      <style:text-properties fo:font-size="11pt" fo:language="en" fo:country="GB" style:font-size-asian="11pt"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format="1" text:start-value="10">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meta:initial-creator>
    <meta:creation-date>2011-10-10T06:23:00</meta:creation-date>
    <dc:creator>Carlos Enciso</dc:creator>
    <dc:date>2011-10-11T06:22:00</dc:date>
    <meta:editing-cycles>69</meta:editing-cycles>
    <meta:editing-duration>PT23H58M</meta:editing-duration>
    <meta:document-statistic meta:table-count="0" meta:image-count="0" meta:object-count="0" meta:page-count="6" meta:paragraph-count="236" meta:word-count="1357" meta:character-count="13126"/>
    <meta:generator>LibreOffice/3.3$Linux LibreOffice_project/330m19$Build-301</meta:generator>
    <meta:user-defined meta:name="Info 1"/>
    <meta:user-defined meta:name="Info 2"/>
    <meta:user-defined meta:name="Info 3"/>
    <meta:user-defined meta:name="Info 4"/>
  </office:meta>
</office:document-meta>
</file>